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cm" draw:marker-end-width="0.2cm" draw:fill-color="#cccccc" draw:textarea-horizontal-align="justify" draw:textarea-vertical-align="middle" draw:auto-grow-height="false" fo:min-height="0.25cm" fo:min-width="0.5cm" fo:padding-top="0.125cm" fo:padding-bottom="0.125cm" fo:padding-left="0.25cm" fo:padding-right="0.25cm"/>
    </style:style>
    <style:style style:name="gr2" style:family="graphic" style:parent-style-name="standard">
      <style:graphic-properties svg:stroke-color="#000000" draw:fill-color="#99cccc" draw:textarea-horizontal-align="justify" draw:textarea-vertical-align="middle" draw:auto-grow-height="false" fo:min-height="0.246cm" fo:min-width="0cm"/>
    </style:style>
    <style:style style:name="gr3" style:family="graphic" style:parent-style-name="standard">
      <style:graphic-properties svg:stroke-color="#000000" draw:fill-color="#9999ff" draw:textarea-horizontal-align="justify" draw:textarea-vertical-align="middle" draw:auto-grow-height="false" fo:min-height="0.05cm" fo:min-width="0cm"/>
    </style:style>
    <style:style style:name="gr4" style:family="graphic" style:parent-style-name="standard">
      <style:graphic-properties svg:stroke-color="#000000" draw:fill-color="#99ff99" draw:textarea-horizontal-align="justify" draw:textarea-vertical-align="middle" draw:auto-grow-height="false" fo:min-height="0.034cm" fo:min-width="0.066cm"/>
    </style:style>
    <style:style style:name="gr5" style:family="graphic" style:parent-style-name="standard">
      <style:graphic-properties svg:stroke-color="#000000" draw:fill-color="#ff6666" draw:textarea-horizontal-align="justify" draw:textarea-vertical-align="middle" draw:auto-grow-height="false" fo:min-height="0.034cm" fo:min-width="0.06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319cm"/>
    </style:style>
    <style:style style:name="gr8" style:family="graphic" style:parent-style-name="standard">
      <style:graphic-properties draw:stroke="none" svg:stroke-color="#000000" draw:fill="none" draw:fill-color="#ffffff" fo:min-height="0.637cm"/>
    </style:style>
    <style:style style:name="gr9" style:family="graphic" style:parent-style-name="standard">
      <style:graphic-properties draw:stroke="none" svg:stroke-color="#000000" draw:fill="none" draw:fill-color="#ffffff" fo:min-height="0.445cm"/>
    </style:style>
    <style:style style:name="gr10" style:family="graphic" style:parent-style-name="standard">
      <style:graphic-properties svg:stroke-color="#000000" draw:fill-color="#99cccc" draw:textarea-horizontal-align="justify" draw:textarea-vertical-align="middle" draw:auto-grow-height="false" fo:min-height="0.599cm" fo:min-width="0.774cm"/>
    </style:style>
    <style:style style:name="gr11" style:family="graphic" style:parent-style-name="standard">
      <style:graphic-properties svg:stroke-color="#000000" draw:fill-color="#ff6666" draw:textarea-horizontal-align="justify" draw:textarea-vertical-align="middle" draw:auto-grow-height="false" fo:min-height="0.106cm" fo:min-width="0.16cm"/>
    </style:style>
    <style:style style:name="gr12" style:family="graphic" style:parent-style-name="standard">
      <style:graphic-properties svg:stroke-color="#000000" draw:fill-color="#9999ff" draw:textarea-horizontal-align="justify" draw:textarea-vertical-align="middle" draw:auto-grow-height="false" fo:min-height="0.251cm" fo:min-width="0.001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svg:stroke-width="0cm" svg:stroke-color="#000000" draw:marker-start-width="0.2cm" draw:marker-end-width="0.2cm" draw:fill-color="#cccccc" draw:textarea-horizontal-align="justify" draw:textarea-vertical-align="middle" draw:auto-grow-height="false" fo:min-height="0.95cm" fo:min-width="1.171cm" fo:padding-top="0.125cm" fo:padding-bottom="0.125cm" fo:padding-left="0.25cm" fo:padding-right="0.25cm"/>
    </style:style>
    <style:style style:name="gr15" style:family="graphic" style:parent-style-name="standard" style:list-style-name="L1">
      <style:graphic-properties svg:stroke-width="0cm" svg:stroke-color="#000000" draw:marker-start-width="0.2cm" draw:marker-end-width="0.2cm" draw:fill-color="#cccccc" draw:textarea-horizontal-align="justify" draw:textarea-vertical-align="middle" draw:auto-grow-height="false" fo:min-height="0.95cm" fo:min-width="1.171cm" fo:padding-top="0.125cm" fo:padding-bottom="0.125cm" fo:padding-left="0.25cm" fo:padding-right="0.25cm"/>
    </style:style>
    <style:style style:name="gr16" style:family="graphic" style:parent-style-name="standard">
      <style:graphic-properties svg:stroke-width="0cm" svg:stroke-color="#000000" draw:marker-start-width="0.2cm" draw:marker-end-width="0.2cm" draw:fill-color="#ffffff" draw:textarea-horizontal-align="justify" draw:textarea-vertical-align="middle" draw:auto-grow-height="false" fo:min-height="0.25cm" fo:min-width="0.5cm" fo:padding-top="0.125cm" fo:padding-bottom="0.125cm" fo:padding-left="0.25cm" fo:padding-right="0.25cm"/>
    </style:style>
    <style:style style:name="gr17" style:family="graphic" style:parent-style-name="standard">
      <style:graphic-properties svg:stroke-color="#000000" draw:fill-color="#99cccc" draw:textarea-horizontal-align="justify" draw:textarea-vertical-align="middle" draw:auto-grow-height="false" fo:min-height="1.164cm" fo:min-width="1.83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cm" svg:height="0.5cm" svg:x="1.5cm" svg:y="1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cm" svg:height="0.7cm" svg:x="1.5cm" svg:y="1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cm" svg:height="0.6cm" svg:x="4.5cm" svg:y="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8cm" svg:height="0.4cm" svg:x="4.4cm" svg:y="19cm">
          <text:p text:style-name="P1"><text:span text:style-name="T1">O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8cm" svg:height="0.4cm" svg:x="7.001cm" svg:y="18.101cm">
          <text:p text:style-name="P1"><text:span text:style-name="T1">K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7cm" svg:y1="19.3cm" svg:x2="7.9cm" svg:y2="19.3cm">
          <text:p/>
        </draw:line>
        <draw:frame draw:style-name="gr7" draw:text-style-name="P3" draw:layer="layout" svg:width="1.4cm" svg:height="0.569cm" svg:x="2.3cm" svg:y="18cm">
          <draw:text-box>
            <text:p><text:span text:style-name="T1">action</text:span></text:p>
          </draw:text-box>
        </draw:frame>
        <draw:frame draw:style-name="gr8" draw:text-style-name="P3" draw:layer="layout" svg:width="1.7cm" svg:height="0.887cm" svg:x="2.3cm" svg:y="18.901cm">
          <draw:text-box>
            <text:p><text:span text:style-name="T1">affichage</text:span></text:p>
          </draw:text-box>
        </draw:frame>
        <draw:frame draw:style-name="gr8" draw:text-style-name="P3" draw:layer="layout" svg:width="1.7cm" svg:height="0.887cm" svg:x="5.2cm" svg:y="18.002cm">
          <draw:text-box>
            <text:p><text:span text:style-name="T1">message</text:span></text:p>
          </draw:text-box>
        </draw:frame>
        <draw:frame draw:style-name="gr8" draw:text-style-name="P3" draw:layer="layout" svg:width="1.7cm" svg:height="0.887cm" svg:x="5.2cm" svg:y="18.903cm">
          <draw:text-box>
            <text:p><text:span text:style-name="T1">validation</text:span></text:p>
          </draw:text-box>
        </draw:frame>
        <draw:frame draw:style-name="gr7" draw:text-style-name="P3" draw:layer="layout" svg:width="1.4cm" svg:height="0.569cm" svg:x="7.8cm" svg:y="18.004cm">
          <draw:text-box>
            <text:p><text:span text:style-name="T1">échec</text:span></text:p>
          </draw:text-box>
        </draw:frame>
        <draw:frame draw:style-name="gr9" draw:text-style-name="P3" draw:layer="layout" svg:width="1.7cm" svg:height="0.695cm" svg:x="7.8cm" svg:y="19.005cm">
          <draw:text-box>
            <text:p><text:span text:style-name="T1">transition</text:span></text:p>
          </draw:text-box>
        </draw:frame>
        <draw:frame draw:style-name="gr8" draw:text-style-name="P3" draw:layer="layout" svg:width="2cm" svg:height="0.887cm" svg:x="10.5cm" svg:y="18cm">
          <draw:text-box>
            <text:p><text:span text:style-name="T1">information</text:span></text:p>
          </draw:text-box>
        </draw:frame>
        <draw:custom-shape draw:style-name="gr10" draw:text-style-name="P2" draw:layer="Couche4" svg:width="1.8cm" svg:height="1.199cm" svg:x="1.6cm" svg:y="9.2cm">
          <text:p text:style-name="P1"><text:span text:style-name="T1">Play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Couche4" svg:x1="3.4cm" svg:y1="9.8cm" svg:x2="4.1cm" svg:y2="9.8cm">
          <text:p/>
        </draw:line>
        <draw:custom-shape draw:style-name="gr10" draw:text-style-name="P2" draw:layer="Couche4" svg:width="1.8cm" svg:height="1.199cm" svg:x="4.1cm" svg:y="9.201cm">
          <text:p text:style-name="P1"><text:span text:style-name="T1">Race</text:span></text:p>
          <text:p text:style-name="P1"><text:span text:style-name="T1"><text:s/></text:span><text:span text:style-name="T1">charact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Couche4" svg:x1="5.9cm" svg:y1="9.8cm" svg:x2="6.7cm" svg:y2="9.8cm">
          <text:p/>
        </draw:line>
        <draw:line draw:style-name="gr6" draw:text-style-name="P1" draw:layer="Couche4" svg:x1="7.6cm" svg:y1="9.2cm" svg:x2="7.6cm" svg:y2="7.5cm">
          <text:p/>
        </draw:line>
        <draw:custom-shape draw:style-name="gr11" draw:text-style-name="P2" draw:layer="Couche4" svg:width="0.932cm" svg:height="0.502cm" svg:x="7.1cm" svg:y="6.998cm">
          <text:p text:style-name="P1"><text:span text:style-name="T1">K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Couche4" svg:x1="7.1cm" svg:y1="7.3cm" svg:x2="6.3cm" svg:y2="7.3cm">
          <text:p/>
        </draw:line>
        <draw:custom-shape draw:style-name="gr12" draw:text-style-name="P2" draw:layer="Couche4" svg:width="1.001cm" svg:height="1.001cm" svg:x="5.3cm" svg:y="6.799cm">
          <text:p text:style-name="P1"><text:span text:style-name="T1">eror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3" draw:text-style-name="P1" draw:layer="Couche4" svg:x1="4.9cm" svg:y1="7.3cm" svg:x2="5.3cm" svg:y2="7.3cm">
          <text:p/>
        </draw:line>
        <draw:line draw:style-name="gr6" draw:text-style-name="P1" draw:layer="Couche4" svg:x1="4.9cm" svg:y1="7.3cm" svg:x2="4.9cm" svg:y2="9.2cm">
          <text:p/>
        </draw:line>
        <draw:line draw:style-name="gr6" draw:text-style-name="P1" draw:layer="Couche4" svg:x1="8.4cm" svg:y1="9.8cm" svg:x2="9.1cm" svg:y2="9.8cm">
          <text:p/>
        </draw:line>
        <draw:custom-shape draw:style-name="gr14" draw:text-style-name="P2" draw:layer="Couche4" svg:width="1.671cm" svg:height="1.2cm" svg:x="6.7cm" svg:y="9.2cm">
          <text:p text:style-name="P1"><text:span text:style-name="T1">chose </text:span></text:p>
          <text:p text:style-name="P1"><text:span text:style-name="T1">r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Couche4" svg:width="1.671cm" svg:height="1.2cm" svg:x="14.329cm" svg:y="9.3cm">
          <text:p text:style-name="P1"><text:span text:style-name="T1">Computer </text:span></text:p>
          <text:p text:style-name="P1"><text:span text:style-name="T1">choice </text:span></text:p>
          <text:p text:style-name="P1"><text:span text:style-name="T1">enem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Couche4" svg:x1="13.422cm" svg:y1="9.8cm" svg:x2="14.3cm" svg:y2="9.8cm">
          <text:p/>
        </draw:line>
        <draw:line draw:style-name="gr6" draw:text-style-name="P1" draw:layer="Couche4" svg:x1="16cm" svg:y1="9.8cm" svg:x2="16.9cm" svg:y2="9.8cm">
          <text:p/>
        </draw:line>
        <draw:custom-shape draw:style-name="gr10" draw:text-style-name="P2" draw:layer="Couche4" svg:width="1.8cm" svg:height="1.199cm" svg:x="16.9cm" svg:y="9.3cm">
          <text:p text:style-name="P1"><text:span text:style-name="T1">Display</text:span></text:p>
          <text:p text:style-name="P1"><text:span text:style-name="T1"><text:s/></text:span><text:span text:style-name="T1">choice</text:span></text:p>
          <text:p text:style-name="P1"><text:span text:style-name="T1">for figh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Couche4" svg:x1="10.8cm" svg:y1="9.9cm" svg:x2="11.7cm" svg:y2="9.9cm">
          <text:p/>
        </draw:line>
        <draw:line draw:style-name="gr6" draw:text-style-name="P1" draw:layer="Couche4" svg:x1="12.626cm" svg:y1="9.2cm" svg:x2="12.626cm" svg:y2="7.5cm">
          <text:p/>
        </draw:line>
        <draw:custom-shape draw:style-name="gr11" draw:text-style-name="P2" draw:layer="Couche4" svg:width="0.932cm" svg:height="0.502cm" svg:x="12.126cm" svg:y="6.998cm">
          <text:p text:style-name="P1"><text:span text:style-name="T1">K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Couche4" svg:x1="12.126cm" svg:y1="7.3cm" svg:x2="11.326cm" svg:y2="7.3cm">
          <text:p/>
        </draw:line>
        <draw:line draw:style-name="gr13" draw:text-style-name="P1" draw:layer="Couche4" svg:x1="9.926cm" svg:y1="7.3cm" svg:x2="10.326cm" svg:y2="7.3cm">
          <text:p/>
        </draw:line>
        <draw:line draw:style-name="gr6" draw:text-style-name="P1" draw:layer="Couche4" svg:x1="9.926cm" svg:y1="7.3cm" svg:x2="9.926cm" svg:y2="9.2cm">
          <text:p/>
        </draw:line>
        <draw:custom-shape draw:style-name="gr14" draw:text-style-name="P2" draw:layer="Couche4" svg:width="1.671cm" svg:height="1.2cm" svg:x="11.726cm" svg:y="9.2cm">
          <text:p text:style-name="P1"><text:span text:style-name="T1">Writte your</text:span></text:p>
          <text:p text:style-name="P1"><text:span text:style-name="T1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Couche4" svg:width="1.8cm" svg:height="1.199cm" svg:x="9cm" svg:y="9.301cm">
          <text:p text:style-name="P1"><text:span text:style-name="T1">Player </text:span></text:p>
          <text:p text:style-name="P1"><text:span text:style-name="T1">Enter</text:span></text:p>
          <text:p text:style-name="P1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Couche4" svg:width="1.001cm" svg:height="1.001cm" svg:x="10.3cm" svg:y="6.8cm">
          <text:p text:style-name="P1"><text:span text:style-name="T1">eror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1" draw:layer="Couche4" svg:x1="18.726cm" svg:y1="9.9cm" svg:x2="19.626cm" svg:y2="9.9cm">
          <text:p/>
        </draw:line>
        <draw:line draw:style-name="gr6" draw:text-style-name="P1" draw:layer="Couche4" svg:x1="20.5cm" svg:y1="9.4cm" svg:x2="20.5cm" svg:y2="7.6cm">
          <text:p/>
        </draw:line>
        <draw:custom-shape draw:style-name="gr11" draw:text-style-name="P2" draw:layer="Couche4" svg:width="0.932cm" svg:height="0.502cm" svg:x="20.052cm" svg:y="7.098cm">
          <text:p text:style-name="P1"><text:span text:style-name="T1">K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Couche4" svg:x1="20.052cm" svg:y1="7.3cm" svg:x2="19.252cm" svg:y2="7.3cm">
          <text:p/>
        </draw:line>
        <draw:line draw:style-name="gr13" draw:text-style-name="P1" draw:layer="Couche4" svg:x1="17.852cm" svg:y1="7.3cm" svg:x2="18.3cm" svg:y2="7.3cm">
          <text:p/>
        </draw:line>
        <draw:line draw:style-name="gr6" draw:text-style-name="P1" draw:layer="Couche4" svg:x1="17.852cm" svg:y1="7.3cm" svg:x2="17.852cm" svg:y2="9.2cm">
          <text:p/>
        </draw:line>
        <draw:custom-shape draw:style-name="gr14" draw:text-style-name="P2" draw:layer="Couche4" svg:width="1.671cm" svg:height="1.2cm" svg:x="19.652cm" svg:y="9.2cm">
          <text:p text:style-name="P4"><text:span text:style-name="T1">Player </text:span></text:p>
          <text:p text:style-name="P4"><text:span text:style-name="T1">choice</text:span></text:p>
          <text:p text:style-name="P1"><text:span text:style-name="T1">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Couche4" svg:width="1.001cm" svg:height="1.001cm" svg:x="18.299cm" svg:y="6.799cm">
          <text:p text:style-name="P1"><text:span text:style-name="T1">eror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5" draw:layer="Couche4" svg:width="1.671cm" svg:height="1.2cm" svg:x="22.229cm" svg:y="9.2cm">
          <text:p text:style-name="P4"><text:span text:style-name="T1">Calculated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Couche4" svg:x1="21.3cm" svg:y1="9.8cm" svg:x2="22.2cm" svg:y2="9.8cm">
          <text:p/>
        </draw:line>
        <draw:custom-shape draw:style-name="gr10" draw:text-style-name="P2" draw:layer="Couche4" svg:width="1.8cm" svg:height="1.199cm" svg:x="24.8cm" svg:y="9.2cm">
          <text:p text:style-name="P1"><text:span text:style-name="T1">Display </text:span></text:p>
          <text:p text:style-name="P1"><text:span text:style-name="T1">result and h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Couche4" svg:x1="23.9cm" svg:y1="9.8cm" svg:x2="24.8cm" svg:y2="9.8cm">
          <text:p/>
        </draw:line>
        <draw:line draw:style-name="gr6" draw:text-style-name="P1" draw:layer="Couche4" svg:x1="25.6cm" svg:y1="9.2cm" svg:x2="25.6cm" svg:y2="7.9cm">
          <text:p/>
        </draw:line>
        <draw:line draw:style-name="gr6" draw:text-style-name="P1" draw:layer="Couche4" svg:x1="25.7cm" svg:y1="10.4cm" svg:x2="25.7cm" svg:y2="11.8cm">
          <text:p/>
        </draw:line>
        <draw:custom-shape draw:style-name="gr16" draw:text-style-name="P1" draw:layer="Couche4" svg:width="1cm" svg:height="0.5cm" svg:x="9.6cm" svg:y="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Couche4" svg:width="1.8cm" svg:height="1.199cm" svg:x="24.8cm" svg:y="11.9cm">
          <text:p text:style-name="P1"><text:span text:style-name="T1">If both player</text:span></text:p>
          <text:p text:style-name="P1"><text:span text:style-name="T1">Have hp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Couche4" svg:x1="17.8cm" svg:y1="12.5cm" svg:x2="24.8cm" svg:y2="12.5cm">
          <text:p/>
        </draw:line>
        <draw:line draw:style-name="gr6" draw:text-style-name="P1" draw:layer="Couche4" svg:x1="17.8cm" svg:y1="12.5cm" svg:x2="17.8cm" svg:y2="10.5cm">
          <text:p/>
        </draw:line>
        <draw:custom-shape draw:style-name="gr17" draw:text-style-name="P2" draw:layer="Couche4" svg:width="3.3cm" svg:height="2cm" svg:x="23.9cm" svg:y="5.9cm">
          <text:p text:style-name="P1"><text:span text:style-name="T1">If one player</text:span></text:p>
          <text:p text:style-name="P1"><text:span text:style-name="T1">Dont have hp</text:span></text:p>
          <text:p text:style-name="P1"><text:span text:style-name="T1">Display</text:span></text:p>
          <text:p text:style-name="P1"><text:span text:style-name="T1">Winner and exit g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uche4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11-05T09:39:20.073835203</meta:creation-date>
    <dc:date>2019-12-21T02:43:47</dc:date>
    <meta:editing-duration>PT1H25M57S</meta:editing-duration>
    <meta:editing-cycles>6</meta:editing-cycles>
    <meta:generator>OpenOffice/4.1.7$Unix OpenOffice.org_project/417m1$Build-9800</meta:generator>
    <dc:creator>NICOS TURCK</dc:creator>
    <meta:document-statistic meta:object-count="57"/>
  </office:meta>
</office:document-meta>
</file>